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927232" calcext:value-type="float">
            <text:p>188.92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24-03-07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542928" calcext:value-type="float">
            <text:p>189.5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23-03-16 21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0.59144" calcext:value-type="float">
            <text:p>190.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22-03-21 21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1608" calcext:value-type="float">
            <text:p>189.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21-03-25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7568" calcext:value-type="float">
            <text:p>187.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10168" calcext:value-type="float">
            <text:p>186.51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366144" calcext:value-type="float">
            <text:p>189.3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214" calcext:value-type="float">
            <text:p>188.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64656" calcext:value-type="float">
            <text:p>189.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41888" calcext:value-type="float">
            <text:p>188.84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9.259464" calcext:value-type="float">
            <text:p>189.2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829696" calcext:value-type="float">
            <text:p>188.82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521848" calcext:value-type="float">
            <text:p>188.52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8.445648" calcext:value-type="float">
            <text:p>188.44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442856" calcext:value-type="float">
            <text:p>187.44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266072" calcext:value-type="float">
            <text:p>187.26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1004" calcext:value-type="float">
            <text:p>187.01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113928" calcext:value-type="float">
            <text:p>186.11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16264" calcext:value-type="float">
            <text:p>186.51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708544" calcext:value-type="float">
            <text:p>185.70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211976" calcext:value-type="float">
            <text:p>184.2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379872" calcext:value-type="float">
            <text:p>183.3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709568" calcext:value-type="float">
            <text:p>181.7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608728" calcext:value-type="float">
            <text:p>182.6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06992" calcext:value-type="float">
            <text:p>187.00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43092" calcext:value-type="float">
            <text:p>186.43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967368" calcext:value-type="float">
            <text:p>186.96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7.092336" calcext:value-type="float">
            <text:p>187.09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799728" calcext:value-type="float">
            <text:p>186.79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6138" calcext:value-type="float">
            <text:p>186.6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717432" calcext:value-type="float">
            <text:p>186.71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549792" calcext:value-type="float">
            <text:p>186.54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998104" calcext:value-type="float">
            <text:p>185.99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6.062112" calcext:value-type="float">
            <text:p>186.06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382408" calcext:value-type="float">
            <text:p>185.38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7088" calcext:value-type="float">
            <text:p>184.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32016" calcext:value-type="float">
            <text:p>184.5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937656" calcext:value-type="float">
            <text:p>183.9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85256" calcext:value-type="float">
            <text:p>183.7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2592" calcext:value-type="float">
            <text:p>184.5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04712" calcext:value-type="float">
            <text:p>184.0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599072" calcext:value-type="float">
            <text:p>184.5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5.162952" calcext:value-type="float">
            <text:p>185.16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50888" calcext:value-type="float">
            <text:p>184.6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05348" calcext:value-type="float">
            <text:p>184.0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4.699656" calcext:value-type="float">
            <text:p>184.6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3.7944" calcext:value-type="float">
            <text:p>183.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718456" calcext:value-type="float">
            <text:p>182.7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566056" calcext:value-type="float">
            <text:p>182.5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2.197248" calcext:value-type="float">
            <text:p>182.1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1.002432" calcext:value-type="float">
            <text:p>181.00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0.27396" calcext:value-type="float">
            <text:p>180.2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54176" calcext:value-type="float">
            <text:p>178.95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295808" calcext:value-type="float">
            <text:p>178.29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7.808128" calcext:value-type="float">
            <text:p>177.80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6.604168" calcext:value-type="float">
            <text:p>176.60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03400112144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8.9176" calcext:value-type="float">
            <text:p>178.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84" meta:object-count="0"/>
    <meta:user-defined meta:name="AppVersion">3.0</meta:user-defined>
  </office:meta>
</office:document-meta>
</file>